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5-10-1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5-07-1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5-04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5-01-1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4-10-22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4-07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4-04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4-01-2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3-07-1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3-04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3-01-24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2-10-07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2-07-19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2-04-22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2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1-10-2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1-07-2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1-04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1-01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0-10-1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0-07-1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0-04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20-01-1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9-10-0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9-07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9-04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9-01-17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8-10-22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8-07-2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8-04-1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8-01-2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7-10-2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7-07-2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7-04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7-01-04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6-10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6-07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6-04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6-01-1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10-1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10-1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07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04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04-2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5-01-1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4-11-26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4-07-22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4-04-2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4-01-30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3-12-1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3-12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3-04-15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3-01-1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10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7-2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7-2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4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4-2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2-0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2-02-02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1-10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1-01-2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0-11-18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0-09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0-04-2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10-01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9-10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9-10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9-02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8-09-2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8-06-27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8-03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7-09-1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7-03-3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6-09-29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6-04-1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6-02-0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5-10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5-09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5-04-20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5-02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12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10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08-3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06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04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4-02-0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3-11-13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3-06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3-04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3-02-1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12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10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08-1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06-1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04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2-02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1-12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1-10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1-08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706</text:p>
          </table:table-cell>
          <table:table-cell office:value-type="string" calcext:value-type="string">
            <text:p>07S/02W-DDD</text:p>
          </table:table-cell>
          <table:table-cell office:value-type="string" calcext:value-type="string">
            <text:p>2001-06-1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